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 style:data-style-name="N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Tabelle1" table:style-name="ta1">
        <table:shapes>
          <draw:frame draw:z-index="0" draw:style-name="gr1" draw:text-style-name="P1" svg:width="39.538cm" svg:height="11.926cm" svg:x="8.701cm" svg:y="4.755cm">
            <draw:object draw:notify-on-update-of-ranges="Tabelle1.A1:Tabelle1.A2 Tabelle1.A3:Tabelle1.A102 Tabelle1.B1:Tabelle1.B2 Tabelle1.B3:Tabelle1.B10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1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time [ms]</text:p>
          </table:table-cell>
          <table:table-cell office:value-type="string" calcext:value-type="string">
            <text:p>MIDI velocity</text:p>
          </table:table-cell>
          <table:table-cell table:number-columns-repeated="2"/>
          <table:table-cell office:value-type="string" calcext:value-type="string">
            <text:p>Parameters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t_1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table-cell table:formula="of:=(126*t_1*t_1*t_127*t_127/[.A3]/[.A3] + t_1*t_1 - 127*t_127*t_127) / (t_1*t_1 - t_127*t_127)" office:value-type="float" office:value="127" calcext:value-type="float">
            <text:p>127</text:p>
          </table:table-cell>
          <table:table-cell table:number-columns-repeated="2"/>
          <table:table-cell office:value-type="string" calcext:value-type="string">
            <text:p>t_1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table:formula="of:=(126*t_1*t_1*t_127*t_127/[.A4]/[.A4] + t_1*t_1 - 127*t_127*t_127) / (t_1*t_1 - t_127*t_127)" office:value-type="float" office:value="32.4998523435193" calcext:value-type="float">
            <text:p>32</text:p>
          </table:table-cell>
          <table:table-cell table:number-columns-repeated="4"/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table:formula="of:=(126*t_1*t_1*t_127*t_127/[.A5]/[.A5] + t_1*t_1 - 127*t_127*t_127) / (t_1*t_1 - t_127*t_127)" office:value-type="float" office:value="14.9998249997266" calcext:value-type="float">
            <text:p>15</text:p>
          </table:table-cell>
          <table:table-cell table:number-columns-repeated="4"/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table:formula="of:=(126*t_1*t_1*t_127*t_127/[.A6]/[.A6] + t_1*t_1 - 127*t_127*t_127) / (t_1*t_1 - t_127*t_127)" office:value-type="float" office:value="8.87481542939911" calcext:value-type="float">
            <text:p>9</text:p>
          </table:table-cell>
          <table:table-cell table:number-columns-repeated="4"/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table:formula="of:=(126*t_1*t_1*t_127*t_127/[.A7]/[.A7] + t_1*t_1 - 127*t_127*t_127) / (t_1*t_1 - t_127*t_127)" office:value-type="float" office:value="6.03981099970469" calcext:value-type="float">
            <text:p>6</text:p>
          </table:table-cell>
          <table:table-cell table:number-columns-repeated="4"/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table:formula="of:=(126*t_1*t_1*t_127*t_127/[.A8]/[.A8] + t_1*t_1 - 127*t_127*t_127) / (t_1*t_1 - t_127*t_127)" office:value-type="float" office:value="4.49980859345093" calcext:value-type="float">
            <text:p>4</text:p>
          </table:table-cell>
          <table:table-cell table:number-columns-repeated="4"/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table:formula="of:=(126*t_1*t_1*t_127*t_127/[.A9]/[.A9] + t_1*t_1 - 127*t_127*t_127) / (t_1*t_1 - t_127*t_127)" office:value-type="float" office:value="3.57123571398437" calcext:value-type="float">
            <text:p>4</text:p>
          </table:table-cell>
          <table:table-cell table:number-columns-repeated="4"/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formula="of:=(126*t_1*t_1*t_127*t_127/[.A10]/[.A10] + t_1*t_1 - 127*t_127*t_127) / (t_1*t_1 - t_127*t_127)" office:value-type="float" office:value="2.96855620086906" calcext:value-type="float">
            <text:p>3</text:p>
          </table:table-cell>
          <table:table-cell table:number-columns-repeated="4"/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table:formula="of:=(126*t_1*t_1*t_127*t_127/[.A11]/[.A11] + t_1*t_1 - 127*t_127*t_127) / (t_1*t_1 - t_127*t_127)" office:value-type="float" office:value="2.55536111080729" calcext:value-type="float">
            <text:p>3</text:p>
          </table:table-cell>
          <table:table-cell table:number-columns-repeated="4"/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formula="of:=(126*t_1*t_1*t_127*t_127/[.A12]/[.A12] + t_1*t_1 - 127*t_127*t_127) / (t_1*t_1 - t_127*t_127)" office:value-type="float" office:value="2.25980509344546" calcext:value-type="float">
            <text:p>2</text:p>
          </table:table-cell>
          <table:table-cell table:number-columns-repeated="4"/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table:formula="of:=(126*t_1*t_1*t_127*t_127/[.A13]/[.A13] + t_1*t_1 - 127*t_127*t_127) / (t_1*t_1 - t_127*t_127)" office:value-type="float" office:value="2.04112706581063" calcext:value-type="float">
            <text:p>2</text:p>
          </table:table-cell>
          <table:table-cell table:number-columns-repeated="4"/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table:formula="of:=(126*t_1*t_1*t_127*t_127/[.A14]/[.A14] + t_1*t_1 - 127*t_127*t_127) / (t_1*t_1 - t_127*t_127)" office:value-type="float" office:value="1.87480449188202" calcext:value-type="float">
            <text:p>2</text:p>
          </table:table-cell>
          <table:table-cell table:number-columns-repeated="4"/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table:formula="of:=(126*t_1*t_1*t_127*t_127/[.A15]/[.A15] + t_1*t_1 - 127*t_127*t_127) / (t_1*t_1 - t_127*t_127)" office:value-type="float" office:value="1.74536641981255" calcext:value-type="float">
            <text:p>2</text:p>
          </table:table-cell>
          <table:table-cell table:number-columns-repeated="4"/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formula="of:=(126*t_1*t_1*t_127*t_127/[.A16]/[.A16] + t_1*t_1 - 127*t_127*t_127) / (t_1*t_1 - t_127*t_127)" office:value-type="float" office:value="1.64266127201538" calcext:value-type="float">
            <text:p>2</text:p>
          </table:table-cell>
          <table:table-cell table:number-columns-repeated="4"/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formula="of:=(126*t_1*t_1*t_127*t_127/[.A17]/[.A17] + t_1*t_1 - 127*t_127*t_127) / (t_1*t_1 - t_127*t_127)" office:value-type="float" office:value="1.55980399969375" calcext:value-type="float">
            <text:p>2</text:p>
          </table:table-cell>
          <table:table-cell table:number-columns-repeated="4"/>
        </table:table-row>
        <table:table-row table:style-name="ro1">
          <table:table-cell table:formula="of:=[.A17]+1" office:value-type="float" office:value="16" calcext:value-type="float">
            <text:p>16</text:p>
          </table:table-cell>
          <table:table-cell table:formula="of:=(126*t_1*t_1*t_127*t_127/[.A18]/[.A18] + t_1*t_1 - 127*t_127*t_127) / (t_1*t_1 - t_127*t_127)" office:value-type="float" office:value="1.49199139373655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18]+1" office:value-type="float" office:value="17" calcext:value-type="float">
            <text:p>17</text:p>
          </table:table-cell>
          <table:table-cell table:formula="of:=(126*t_1*t_1*t_127*t_127/[.A19]/[.A19] + t_1*t_1 - 127*t_127*t_127) / (t_1*t_1 - t_127*t_127)" office:value-type="float" office:value="1.43578996509137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19]+1" office:value-type="float" office:value="18" calcext:value-type="float">
            <text:p>18</text:p>
          </table:table-cell>
          <table:table-cell table:formula="of:=(126*t_1*t_1*t_127*t_127/[.A20]/[.A20] + t_1*t_1 - 127*t_127*t_127) / (t_1*t_1 - t_127*t_127)" office:value-type="float" office:value="1.3886926212211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20]+1" office:value-type="float" office:value="19" calcext:value-type="float">
            <text:p>19</text:p>
          </table:table-cell>
          <table:table-cell table:formula="of:=(126*t_1*t_1*t_127*t_127/[.A21]/[.A21] + t_1*t_1 - 127*t_127*t_127) / (t_1*t_1 - t_127*t_127)" office:value-type="float" office:value="1.34883414096747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21]+1" office:value-type="float" office:value="20" calcext:value-type="float">
            <text:p>20</text:p>
          </table:table-cell>
          <table:table-cell table:formula="of:=(126*t_1*t_1*t_127*t_127/[.A22]/[.A22] + t_1*t_1 - 127*t_127*t_127) / (t_1*t_1 - t_127*t_127)" office:value-type="float" office:value="1.31480361688065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22]+1" office:value-type="float" office:value="21" calcext:value-type="float">
            <text:p>21</text:p>
          </table:table-cell>
          <table:table-cell table:formula="of:=(126*t_1*t_1*t_127*t_127/[.A23]/[.A23] + t_1*t_1 - 127*t_127*t_127) / (t_1*t_1 - t_127*t_127)" office:value-type="float" office:value="1.28551785683594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23]+1" office:value-type="float" office:value="22" calcext:value-type="float">
            <text:p>22</text:p>
          </table:table-cell>
          <table:table-cell table:formula="of:=(126*t_1*t_1*t_127*t_127/[.A24]/[.A24] + t_1*t_1 - 127*t_127*t_127) / (t_1*t_1 - t_127*t_127)" office:value-type="float" office:value="1.26013410997194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24]+1" office:value-type="float" office:value="23" calcext:value-type="float">
            <text:p>23</text:p>
          </table:table-cell>
          <table:table-cell table:formula="of:=(126*t_1*t_1*t_127*t_127/[.A25]/[.A25] + t_1*t_1 - 127*t_127*t_127) / (t_1*t_1 - t_127*t_127)" office:value-type="float" office:value="1.2379887520559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25]+1" office:value-type="float" office:value="24" calcext:value-type="float">
            <text:p>24</text:p>
          </table:table-cell>
          <table:table-cell table:formula="of:=(126*t_1*t_1*t_127*t_127/[.A26]/[.A26] + t_1*t_1 - 127*t_127*t_127) / (t_1*t_1 - t_127*t_127)" office:value-type="float" office:value="1.21855346648979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26]+1" office:value-type="float" office:value="25" calcext:value-type="float">
            <text:p>25</text:p>
          </table:table-cell>
          <table:table-cell table:formula="of:=(126*t_1*t_1*t_127*t_127/[.A27]/[.A27] + t_1*t_1 - 127*t_127*t_127) / (t_1*t_1 - t_127*t_127)" office:value-type="float" office:value="1.20140343969287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27]+1" office:value-type="float" office:value="26" calcext:value-type="float">
            <text:p>26</text:p>
          </table:table-cell>
          <table:table-cell table:formula="of:=(126*t_1*t_1*t_127*t_127/[.A28]/[.A28] + t_1*t_1 - 127*t_127*t_127) / (t_1*t_1 - t_127*t_127)" office:value-type="float" office:value="1.18619394847242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28]+1" office:value-type="float" office:value="27" calcext:value-type="float">
            <text:p>27</text:p>
          </table:table-cell>
          <table:table-cell table:formula="of:=(126*t_1*t_1*t_127*t_127/[.A29]/[.A29] + t_1*t_1 - 127*t_127*t_127) / (t_1*t_1 - t_127*t_127)" office:value-type="float" office:value="1.17264290092737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29]+1" office:value-type="float" office:value="28" calcext:value-type="float">
            <text:p>28</text:p>
          </table:table-cell>
          <table:table-cell table:formula="of:=(126*t_1*t_1*t_127*t_127/[.A30]/[.A30] + t_1*t_1 - 127*t_127*t_127) / (t_1*t_1 - t_127*t_127)" office:value-type="float" office:value="1.16051766152313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30]+1" office:value-type="float" office:value="29" calcext:value-type="float">
            <text:p>29</text:p>
          </table:table-cell>
          <table:table-cell table:formula="of:=(126*t_1*t_1*t_127*t_127/[.A31]/[.A31] + t_1*t_1 - 127*t_127*t_127) / (t_1*t_1 - t_127*t_127)" office:value-type="float" office:value="1.14962499969275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31]+1" office:value-type="float" office:value="30" calcext:value-type="float">
            <text:p>30</text:p>
          </table:table-cell>
          <table:table-cell table:formula="of:=(126*t_1*t_1*t_127*t_127/[.A32]/[.A32] + t_1*t_1 - 127*t_127*t_127) / (t_1*t_1 - t_127*t_127)" office:value-type="float" office:value="1.13980334344272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32]+1" office:value-type="float" office:value="31" calcext:value-type="float">
            <text:p>31</text:p>
          </table:table-cell>
          <table:table-cell table:formula="of:=(126*t_1*t_1*t_127*t_127/[.A33]/[.A33] + t_1*t_1 - 127*t_127*t_127) / (t_1*t_1 - t_127*t_127)" office:value-type="float" office:value="1.1309167530746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33]+1" office:value-type="float" office:value="32" calcext:value-type="float">
            <text:p>32</text:p>
          </table:table-cell>
          <table:table-cell table:formula="of:=(126*t_1*t_1*t_127*t_127/[.A34]/[.A34] + t_1*t_1 - 127*t_127*t_127) / (t_1*t_1 - t_127*t_127)" office:value-type="float" office:value="1.12285019195342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34]+1" office:value-type="float" office:value="33" calcext:value-type="float">
            <text:p>33</text:p>
          </table:table-cell>
          <table:table-cell table:formula="of:=(126*t_1*t_1*t_127*t_127/[.A35]/[.A35] + t_1*t_1 - 127*t_127*t_127) / (t_1*t_1 - t_127*t_127)" office:value-type="float" office:value="1.11550578481663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35]+1" office:value-type="float" office:value="34" calcext:value-type="float">
            <text:p>34</text:p>
          </table:table-cell>
          <table:table-cell table:formula="of:=(126*t_1*t_1*t_127*t_127/[.A36]/[.A36] + t_1*t_1 - 127*t_127*t_127) / (t_1*t_1 - t_127*t_127)" office:value-type="float" office:value="1.10879983479213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36]+1" office:value-type="float" office:value="35" calcext:value-type="float">
            <text:p>35</text:p>
          </table:table-cell>
          <table:table-cell table:formula="of:=(126*t_1*t_1*t_127*t_127/[.A37]/[.A37] + t_1*t_1 - 127*t_127*t_127) / (t_1*t_1 - t_127*t_127)" office:value-type="float" office:value="1.10266042826406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37]+1" office:value-type="float" office:value="36" calcext:value-type="float">
            <text:p>36</text:p>
          </table:table-cell>
          <table:table-cell table:formula="of:=(126*t_1*t_1*t_127*t_127/[.A38]/[.A38] + t_1*t_1 - 127*t_127*t_127) / (t_1*t_1 - t_127*t_127)" office:value-type="float" office:value="1.09702549882456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38]+1" office:value-type="float" office:value="37" calcext:value-type="float">
            <text:p>37</text:p>
          </table:table-cell>
          <table:table-cell table:formula="of:=(126*t_1*t_1*t_127*t_127/[.A39]/[.A39] + t_1*t_1 - 127*t_127*t_127) / (t_1*t_1 - t_127*t_127)" office:value-type="float" office:value="1.09184125243183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39]+1" office:value-type="float" office:value="38" calcext:value-type="float">
            <text:p>38</text:p>
          </table:table-cell>
          <table:table-cell table:formula="of:=(126*t_1*t_1*t_127*t_127/[.A40]/[.A40] + t_1*t_1 - 127*t_127*t_127) / (t_1*t_1 - t_127*t_127)" office:value-type="float" office:value="1.08706087876115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40]+1" office:value-type="float" office:value="39" calcext:value-type="float">
            <text:p>39</text:p>
          </table:table-cell>
          <table:table-cell table:formula="of:=(126*t_1*t_1*t_127*t_127/[.A41]/[.A41] + t_1*t_1 - 127*t_127*t_127) / (t_1*t_1 - t_127*t_127)" office:value-type="float" office:value="1.08264349081685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41]+1" office:value-type="float" office:value="40" calcext:value-type="float">
            <text:p>40</text:p>
          </table:table-cell>
          <table:table-cell table:formula="of:=(126*t_1*t_1*t_127*t_127/[.A42]/[.A42] + t_1*t_1 - 127*t_127*t_127) / (t_1*t_1 - t_127*t_127)" office:value-type="float" office:value="1.07855324773945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42]+1" office:value-type="float" office:value="41" calcext:value-type="float">
            <text:p>41</text:p>
          </table:table-cell>
          <table:table-cell table:formula="of:=(126*t_1*t_1*t_127*t_127/[.A43]/[.A43] + t_1*t_1 - 127*t_127*t_127) / (t_1*t_1 - t_127*t_127)" office:value-type="float" office:value="1.07475862551053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43]+1" office:value-type="float" office:value="42" calcext:value-type="float">
            <text:p>42</text:p>
          </table:table-cell>
          <table:table-cell table:formula="of:=(126*t_1*t_1*t_127*t_127/[.A44]/[.A44] + t_1*t_1 - 127*t_127*t_127) / (t_1*t_1 - t_127*t_127)" office:value-type="float" office:value="1.07123180772827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44]+1" office:value-type="float" office:value="43" calcext:value-type="float">
            <text:p>43</text:p>
          </table:table-cell>
          <table:table-cell table:formula="of:=(126*t_1*t_1*t_127*t_127/[.A45]/[.A45] + t_1*t_1 - 127*t_127*t_127) / (t_1*t_1 - t_127*t_127)" office:value-type="float" office:value="1.06794817438157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45]+1" office:value-type="float" office:value="44" calcext:value-type="float">
            <text:p>44</text:p>
          </table:table-cell>
          <table:table-cell table:formula="of:=(126*t_1*t_1*t_127*t_127/[.A46]/[.A46] + t_1*t_1 - 127*t_127*t_127) / (t_1*t_1 - t_127*t_127)" office:value-type="float" office:value="1.06488587101227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46]+1" office:value-type="float" office:value="45" calcext:value-type="float">
            <text:p>45</text:p>
          </table:table-cell>
          <table:table-cell table:formula="of:=(126*t_1*t_1*t_127*t_127/[.A47]/[.A47] + t_1*t_1 - 127*t_127*t_127) / (t_1*t_1 - t_127*t_127)" office:value-type="float" office:value="1.06202544413698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47]+1" office:value-type="float" office:value="46" calcext:value-type="float">
            <text:p>46</text:p>
          </table:table-cell>
          <table:table-cell table:formula="of:=(126*t_1*t_1*t_127*t_127/[.A48]/[.A48] + t_1*t_1 - 127*t_127*t_127) / (t_1*t_1 - t_127*t_127)" office:value-type="float" office:value="1.05934953153327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48]+1" office:value-type="float" office:value="47" calcext:value-type="float">
            <text:p>47</text:p>
          </table:table-cell>
          <table:table-cell table:formula="of:=(126*t_1*t_1*t_127*t_127/[.A49]/[.A49] + t_1*t_1 - 127*t_127*t_127) / (t_1*t_1 - t_127*t_127)" office:value-type="float" office:value="1.05684259815336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49]+1" office:value-type="float" office:value="48" calcext:value-type="float">
            <text:p>48</text:p>
          </table:table-cell>
          <table:table-cell table:formula="of:=(126*t_1*t_1*t_127*t_127/[.A50]/[.A50] + t_1*t_1 - 127*t_127*t_127) / (t_1*t_1 - t_127*t_127)" office:value-type="float" office:value="1.05449071014173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50]+1" office:value-type="float" office:value="49" calcext:value-type="float">
            <text:p>49</text:p>
          </table:table-cell>
          <table:table-cell table:formula="of:=(126*t_1*t_1*t_127*t_127/[.A51]/[.A51] + t_1*t_1 - 127*t_127*t_127) / (t_1*t_1 - t_127*t_127)" office:value-type="float" office:value="1.05228134080038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51]+1" office:value-type="float" office:value="50" calcext:value-type="float">
            <text:p>50</text:p>
          </table:table-cell>
          <table:table-cell table:formula="of:=(126*t_1*t_1*t_127*t_127/[.A52]/[.A52] + t_1*t_1 - 127*t_127*t_127) / (t_1*t_1 - t_127*t_127)" office:value-type="float" office:value="1.0502032034425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52]+1" office:value-type="float" office:value="51" calcext:value-type="float">
            <text:p>51</text:p>
          </table:table-cell>
          <table:table-cell table:formula="of:=(126*t_1*t_1*t_127*t_127/[.A53]/[.A53] + t_1*t_1 - 127*t_127*t_127) / (t_1*t_1 - t_127*t_127)" office:value-type="float" office:value="1.04824610695894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53]+1" office:value-type="float" office:value="52" calcext:value-type="float">
            <text:p>52</text:p>
          </table:table-cell>
          <table:table-cell table:formula="of:=(126*t_1*t_1*t_127*t_127/[.A54]/[.A54] + t_1*t_1 - 127*t_127*t_127) / (t_1*t_1 - t_127*t_127)" office:value-type="float" office:value="1.04640083063739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54]+1" office:value-type="float" office:value="53" calcext:value-type="float">
            <text:p>53</text:p>
          </table:table-cell>
          <table:table-cell table:formula="of:=(126*t_1*t_1*t_127*t_127/[.A55]/[.A55] + t_1*t_1 - 127*t_127*t_127) / (t_1*t_1 - t_127*t_127)" office:value-type="float" office:value="1.04465901535643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55]+1" office:value-type="float" office:value="54" calcext:value-type="float">
            <text:p>54</text:p>
          </table:table-cell>
          <table:table-cell table:formula="of:=(126*t_1*t_1*t_127*t_127/[.A56]/[.A56] + t_1*t_1 - 127*t_127*t_127) / (t_1*t_1 - t_127*t_127)" office:value-type="float" office:value="1.04301306875113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56]+1" office:value-type="float" office:value="55" calcext:value-type="float">
            <text:p>55</text:p>
          </table:table-cell>
          <table:table-cell table:formula="of:=(126*t_1*t_1*t_127*t_127/[.A57]/[.A57] + t_1*t_1 - 127*t_127*t_127) / (t_1*t_1 - t_127*t_127)" office:value-type="float" office:value="1.0414560823371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57]+1" office:value-type="float" office:value="56" calcext:value-type="float">
            <text:p>56</text:p>
          </table:table-cell>
          <table:table-cell table:formula="of:=(126*t_1*t_1*t_127*t_127/[.A58]/[.A58] + t_1*t_1 - 127*t_127*t_127) / (t_1*t_1 - t_127*t_127)" office:value-type="float" office:value="1.03998175890007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58]+1" office:value-type="float" office:value="57" calcext:value-type="float">
            <text:p>57</text:p>
          </table:table-cell>
          <table:table-cell table:formula="of:=(126*t_1*t_1*t_127*t_127/[.A59]/[.A59] + t_1*t_1 - 127*t_127*t_127) / (t_1*t_1 - t_127*t_127)" office:value-type="float" office:value="1.03858434872295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59]+1" office:value-type="float" office:value="58" calcext:value-type="float">
            <text:p>58</text:p>
          </table:table-cell>
          <table:table-cell table:formula="of:=(126*t_1*t_1*t_127*t_127/[.A60]/[.A60] + t_1*t_1 - 127*t_127*t_127) / (t_1*t_1 - t_127*t_127)" office:value-type="float" office:value="1.03725859344247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60]+1" office:value-type="float" office:value="59" calcext:value-type="float">
            <text:p>59</text:p>
          </table:table-cell>
          <table:table-cell table:formula="of:=(126*t_1*t_1*t_127*t_127/[.A61]/[.A61] + t_1*t_1 - 127*t_127*t_127) / (t_1*t_1 - t_127*t_127)" office:value-type="float" office:value="1.03599967650948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61]+1" office:value-type="float" office:value="60" calcext:value-type="float">
            <text:p>60</text:p>
          </table:table-cell>
          <table:table-cell table:formula="of:=(126*t_1*t_1*t_127*t_127/[.A62]/[.A62] + t_1*t_1 - 127*t_127*t_127) / (t_1*t_1 - t_127*t_127)" office:value-type="float" office:value="1.03480317937997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62]+1" office:value-type="float" office:value="61" calcext:value-type="float">
            <text:p>61</text:p>
          </table:table-cell>
          <table:table-cell table:formula="of:=(126*t_1*t_1*t_127*t_127/[.A63]/[.A63] + t_1*t_1 - 127*t_127*t_127) / (t_1*t_1 - t_127*t_127)" office:value-type="float" office:value="1.03366504269166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63]+1" office:value-type="float" office:value="62" calcext:value-type="float">
            <text:p>62</text:p>
          </table:table-cell>
          <table:table-cell table:formula="of:=(126*t_1*t_1*t_127*t_127/[.A64]/[.A64] + t_1*t_1 - 127*t_127*t_127) / (t_1*t_1 - t_127*t_127)" office:value-type="float" office:value="1.03258153178794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64]+1" office:value-type="float" office:value="63" calcext:value-type="float">
            <text:p>63</text:p>
          </table:table-cell>
          <table:table-cell table:formula="of:=(126*t_1*t_1*t_127*t_127/[.A65]/[.A65] + t_1*t_1 - 127*t_127*t_127) / (t_1*t_1 - t_127*t_127)" office:value-type="float" office:value="1.03154920604167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65]+1" office:value-type="float" office:value="64" calcext:value-type="float">
            <text:p>64</text:p>
          </table:table-cell>
          <table:table-cell table:formula="of:=(126*t_1*t_1*t_127*t_127/[.A66]/[.A66] + t_1*t_1 - 127*t_127*t_127) / (t_1*t_1 - t_127*t_127)" office:value-type="float" office:value="1.03056489150764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66]+1" office:value-type="float" office:value="65" calcext:value-type="float">
            <text:p>65</text:p>
          </table:table-cell>
          <table:table-cell table:formula="of:=(126*t_1*t_1*t_127*t_127/[.A67]/[.A67] + t_1*t_1 - 127*t_127*t_127) / (t_1*t_1 - t_127*t_127)" office:value-type="float" office:value="1.02962565649719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67]+1" office:value-type="float" office:value="66" calcext:value-type="float">
            <text:p>66</text:p>
          </table:table-cell>
          <table:table-cell table:formula="of:=(126*t_1*t_1*t_127*t_127/[.A68]/[.A68] + t_1*t_1 - 127*t_127*t_127) / (t_1*t_1 - t_127*t_127)" office:value-type="float" office:value="1.02872878972344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68]+1" office:value-type="float" office:value="67" calcext:value-type="float">
            <text:p>67</text:p>
          </table:table-cell>
          <table:table-cell table:formula="of:=(126*t_1*t_1*t_127*t_127/[.A69]/[.A69] + t_1*t_1 - 127*t_127*t_127) / (t_1*t_1 - t_127*t_127)" office:value-type="float" office:value="1.02787178071272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69]+1" office:value-type="float" office:value="68" calcext:value-type="float">
            <text:p>68</text:p>
          </table:table-cell>
          <table:table-cell table:formula="of:=(126*t_1*t_1*t_127*t_127/[.A70]/[.A70] + t_1*t_1 - 127*t_127*t_127) / (t_1*t_1 - t_127*t_127)" office:value-type="float" office:value="1.02705230221732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70]+1" office:value-type="float" office:value="69" calcext:value-type="float">
            <text:p>69</text:p>
          </table:table-cell>
          <table:table-cell table:formula="of:=(126*t_1*t_1*t_127*t_127/[.A71]/[.A71] + t_1*t_1 - 127*t_127*t_127) / (t_1*t_1 - t_127*t_127)" office:value-type="float" office:value="1.02626819439944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71]+1" office:value-type="float" office:value="70" calcext:value-type="float">
            <text:p>70</text:p>
          </table:table-cell>
          <table:table-cell table:formula="of:=(126*t_1*t_1*t_127*t_127/[.A72]/[.A72] + t_1*t_1 - 127*t_127*t_127) / (t_1*t_1 - t_127*t_127)" office:value-type="float" office:value="1.0255174505853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72]+1" office:value-type="float" office:value="71" calcext:value-type="float">
            <text:p>71</text:p>
          </table:table-cell>
          <table:table-cell table:formula="of:=(126*t_1*t_1*t_127*t_127/[.A73]/[.A73] + t_1*t_1 - 127*t_127*t_127) / (t_1*t_1 - t_127*t_127)" office:value-type="float" office:value="1.02479820441373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73]+1" office:value-type="float" office:value="72" calcext:value-type="float">
            <text:p>72</text:p>
          </table:table-cell>
          <table:table-cell table:formula="of:=(126*t_1*t_1*t_127*t_127/[.A74]/[.A74] + t_1*t_1 - 127*t_127*t_127) / (t_1*t_1 - t_127*t_127)" office:value-type="float" office:value="1.02410871822543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74]+1" office:value-type="float" office:value="73" calcext:value-type="float">
            <text:p>73</text:p>
          </table:table-cell>
          <table:table-cell table:formula="of:=(126*t_1*t_1*t_127*t_127/[.A75]/[.A75] + t_1*t_1 - 127*t_127*t_127) / (t_1*t_1 - t_127*t_127)" office:value-type="float" office:value="1.02344737255789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75]+1" office:value-type="float" office:value="74" calcext:value-type="float">
            <text:p>74</text:p>
          </table:table-cell>
          <table:table-cell table:formula="of:=(126*t_1*t_1*t_127*t_127/[.A76]/[.A76] + t_1*t_1 - 127*t_127*t_127) / (t_1*t_1 - t_127*t_127)" office:value-type="float" office:value="1.02281265662724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76]+1" office:value-type="float" office:value="75" calcext:value-type="float">
            <text:p>75</text:p>
          </table:table-cell>
          <table:table-cell table:formula="of:=(126*t_1*t_1*t_127*t_127/[.A77]/[.A77] + t_1*t_1 - 127*t_127*t_127) / (t_1*t_1 - t_127*t_127)" office:value-type="float" office:value="1.02220315969244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77]+1" office:value-type="float" office:value="76" calcext:value-type="float">
            <text:p>76</text:p>
          </table:table-cell>
          <table:table-cell table:formula="of:=(126*t_1*t_1*t_127*t_127/[.A78]/[.A78] + t_1*t_1 - 127*t_127*t_127) / (t_1*t_1 - t_127*t_127)" office:value-type="float" office:value="1.02161756320958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78]+1" office:value-type="float" office:value="77" calcext:value-type="float">
            <text:p>77</text:p>
          </table:table-cell>
          <table:table-cell table:formula="of:=(126*t_1*t_1*t_127*t_127/[.A79]/[.A79] + t_1*t_1 - 127*t_127*t_127) / (t_1*t_1 - t_127*t_127)" office:value-type="float" office:value="1.0210546336948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79]+1" office:value-type="float" office:value="78" calcext:value-type="float">
            <text:p>78</text:p>
          </table:table-cell>
          <table:table-cell table:formula="of:=(126*t_1*t_1*t_127*t_127/[.A80]/[.A80] + t_1*t_1 - 127*t_127*t_127) / (t_1*t_1 - t_127*t_127)" office:value-type="float" office:value="1.0205132162235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80]+1" office:value-type="float" office:value="79" calcext:value-type="float">
            <text:p>79</text:p>
          </table:table-cell>
          <table:table-cell table:formula="of:=(126*t_1*t_1*t_127*t_127/[.A81]/[.A81] + t_1*t_1 - 127*t_127*t_127) / (t_1*t_1 - t_127*t_127)" office:value-type="float" office:value="1.01999222850192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81]+1" office:value-type="float" office:value="80" calcext:value-type="float">
            <text:p>80</text:p>
          </table:table-cell>
          <table:table-cell table:formula="of:=(126*t_1*t_1*t_127*t_127/[.A82]/[.A82] + t_1*t_1 - 127*t_127*t_127) / (t_1*t_1 - t_127*t_127)" office:value-type="float" office:value="1.01949065545415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82]+1" office:value-type="float" office:value="81" calcext:value-type="float">
            <text:p>81</text:p>
          </table:table-cell>
          <table:table-cell table:formula="of:=(126*t_1*t_1*t_127*t_127/[.A83]/[.A83] + t_1*t_1 - 127*t_127*t_127) / (t_1*t_1 - t_127*t_127)" office:value-type="float" office:value="1.01900754427405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83]+1" office:value-type="float" office:value="82" calcext:value-type="float">
            <text:p>82</text:p>
          </table:table-cell>
          <table:table-cell table:formula="of:=(126*t_1*t_1*t_127*t_127/[.A84]/[.A84] + t_1*t_1 - 127*t_127*t_127) / (t_1*t_1 - t_127*t_127)" office:value-type="float" office:value="1.01854199989692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84]+1" office:value-type="float" office:value="83" calcext:value-type="float">
            <text:p>83</text:p>
          </table:table-cell>
          <table:table-cell table:formula="of:=(126*t_1*t_1*t_127*t_127/[.A85]/[.A85] + t_1*t_1 - 127*t_127*t_127) / (t_1*t_1 - t_127*t_127)" office:value-type="float" office:value="1.0180931808508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85]+1" office:value-type="float" office:value="84" calcext:value-type="float">
            <text:p>84</text:p>
          </table:table-cell>
          <table:table-cell table:formula="of:=(126*t_1*t_1*t_127*t_127/[.A86]/[.A86] + t_1*t_1 - 127*t_127*t_127) / (t_1*t_1 - t_127*t_127)" office:value-type="float" office:value="1.01766029545135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86]+1" office:value-type="float" office:value="85" calcext:value-type="float">
            <text:p>85</text:p>
          </table:table-cell>
          <table:table-cell table:formula="of:=(126*t_1*t_1*t_127*t_127/[.A87]/[.A87] + t_1*t_1 - 127*t_127*t_127) / (t_1*t_1 - t_127*t_127)" office:value-type="float" office:value="1.01724259830834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87]+1" office:value-type="float" office:value="86" calcext:value-type="float">
            <text:p>86</text:p>
          </table:table-cell>
          <table:table-cell table:formula="of:=(126*t_1*t_1*t_127*t_127/[.A88]/[.A88] + t_1*t_1 - 127*t_127*t_127) / (t_1*t_1 - t_127*t_127)" office:value-type="float" office:value="1.01683938711468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88]+1" office:value-type="float" office:value="87" calcext:value-type="float">
            <text:p>87</text:p>
          </table:table-cell>
          <table:table-cell table:formula="of:=(126*t_1*t_1*t_127*t_127/[.A89]/[.A89] + t_1*t_1 - 127*t_127*t_127) / (t_1*t_1 - t_127*t_127)" office:value-type="float" office:value="1.01644999969242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89]+1" office:value-type="float" office:value="88" calcext:value-type="float">
            <text:p>88</text:p>
          </table:table-cell>
          <table:table-cell table:formula="of:=(126*t_1*t_1*t_127*t_127/[.A90]/[.A90] + t_1*t_1 - 127*t_127*t_127) / (t_1*t_1 - t_127*t_127)" office:value-type="float" office:value="1.01607381127235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90]+1" office:value-type="float" office:value="89" calcext:value-type="float">
            <text:p>89</text:p>
          </table:table-cell>
          <table:table-cell table:formula="of:=(126*t_1*t_1*t_127*t_127/[.A91]/[.A91] + t_1*t_1 - 127*t_127*t_127) / (t_1*t_1 - t_127*t_127)" office:value-type="float" office:value="1.01571023198632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91]+1" office:value-type="float" office:value="90" calcext:value-type="float">
            <text:p>90</text:p>
          </table:table-cell>
          <table:table-cell table:formula="of:=(126*t_1*t_1*t_127*t_127/[.A92]/[.A92] + t_1*t_1 - 127*t_127*t_127) / (t_1*t_1 - t_127*t_127)" office:value-type="float" office:value="1.01535870455353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92]+1" office:value-type="float" office:value="91" calcext:value-type="float">
            <text:p>91</text:p>
          </table:table-cell>
          <table:table-cell table:formula="of:=(126*t_1*t_1*t_127*t_127/[.A93]/[.A93] + t_1*t_1 - 127*t_127*t_127) / (t_1*t_1 - t_127*t_127)" office:value-type="float" office:value="1.0150187021438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93]+1" office:value-type="float" office:value="92" calcext:value-type="float">
            <text:p>92</text:p>
          </table:table-cell>
          <table:table-cell table:formula="of:=(126*t_1*t_1*t_127*t_127/[.A94]/[.A94] + t_1*t_1 - 127*t_127*t_127) / (t_1*t_1 - t_127*t_127)" office:value-type="float" office:value="1.0146897264026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94]+1" office:value-type="float" office:value="93" calcext:value-type="float">
            <text:p>93</text:p>
          </table:table-cell>
          <table:table-cell table:formula="of:=(126*t_1*t_1*t_127*t_127/[.A95]/[.A95] + t_1*t_1 - 127*t_127*t_127) / (t_1*t_1 - t_127*t_127)" office:value-type="float" office:value="1.01437130562374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95]+1" office:value-type="float" office:value="94" calcext:value-type="float">
            <text:p>94</text:p>
          </table:table-cell>
          <table:table-cell table:formula="of:=(126*t_1*t_1*t_127*t_127/[.A96]/[.A96] + t_1*t_1 - 127*t_127*t_127) / (t_1*t_1 - t_127*t_127)" office:value-type="float" office:value="1.01406299305763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96]+1" office:value-type="float" office:value="95" calcext:value-type="float">
            <text:p>95</text:p>
          </table:table-cell>
          <table:table-cell table:formula="of:=(126*t_1*t_1*t_127*t_127/[.A97]/[.A97] + t_1*t_1 - 127*t_127*t_127) / (t_1*t_1 - t_127*t_127)" office:value-type="float" office:value="1.01376436534339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97]+1" office:value-type="float" office:value="96" calcext:value-type="float">
            <text:p>96</text:p>
          </table:table-cell>
          <table:table-cell table:formula="of:=(126*t_1*t_1*t_127*t_127/[.A98]/[.A98] + t_1*t_1 - 127*t_127*t_127) / (t_1*t_1 - t_127*t_127)" office:value-type="float" office:value="1.01347502105472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98]+1" office:value-type="float" office:value="97" calcext:value-type="float">
            <text:p>97</text:p>
          </table:table-cell>
          <table:table-cell table:formula="of:=(126*t_1*t_1*t_127*t_127/[.A99]/[.A99] + t_1*t_1 - 127*t_127*t_127) / (t_1*t_1 - t_127*t_127)" office:value-type="float" office:value="1.01319457935019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99]+1" office:value-type="float" office:value="98" calcext:value-type="float">
            <text:p>98</text:p>
          </table:table-cell>
          <table:table-cell table:formula="of:=(126*t_1*t_1*t_127*t_127/[.A100]/[.A100] + t_1*t_1 - 127*t_127*t_127) / (t_1*t_1 - t_127*t_127)" office:value-type="float" office:value="1.01292267871938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100]+1" office:value-type="float" office:value="99" calcext:value-type="float">
            <text:p>99</text:p>
          </table:table-cell>
          <table:table-cell table:formula="of:=(126*t_1*t_1*t_127*t_127/[.A101]/[.A101] + t_1*t_1 - 127*t_127*t_127) / (t_1*t_1 - t_127*t_127)" office:value-type="float" office:value="1.0126589758173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101]+1" office:value-type="float" office:value="100" calcext:value-type="float">
            <text:p>100</text:p>
          </table:table-cell>
          <table:table-cell table:formula="of:=(126*t_1*t_1*t_127*t_127/[.A102]/[.A102] + t_1*t_1 - 127*t_127*t_127) / (t_1*t_1 - t_127*t_127)" office:value-type="float" office:value="1.01240314437991" calcext:value-type="float">
            <text:p>1</text:p>
          </table:table-cell>
          <table:table-cell table:number-columns-repeated="4"/>
        </table:table-row>
        <table:table-row table:style-name="ro1" table:number-rows-repeated="1048473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>
        <table:named-range table:name="t_1" table:base-cell-address="$Tabelle1.$F$2" table:cell-range-address="$Tabelle1.$F$2"/>
        <table:named-range table:name="t_127" table:base-cell-address="$Tabelle1.$F$3" table:cell-range-address="$Tabelle1.$F$3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2">00.00.0000</text:date>, <text:time style:data-style-name="N2" text:time-value="20:52:05.340853536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2T18:36:11.168594785</meta:creation-date>
    <dc:date>2017-04-22T20:53:00.481130182</dc:date>
    <meta:editing-duration>PT2H9M41S</meta:editing-duration>
    <meta:editing-cycles>20</meta:editing-cycles>
    <meta:generator>LibreOffice/4.3.3.2$Linux_X86_64 LibreOffice_project/430m0$Build-2</meta:generator>
    <meta:document-statistic meta:table-count="1" meta:cell-count="20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9.539cm" svg:height="11.927cm" xlink:href=".." xlink:type="simple" chart:class="chart:line" chart:style-name="ch1">
        <chart:legend svg:x="0cm" svg:y="0cm" style:legend-expansion="custom" chartooo:width="39.538cm" chartooo:height="11.927cm" style:legend-expansion-aspect-ratio="3.3149995807831" chart:style-name="ch2"/>
        <chart:plot-area chart:style-name="ch3" table:cell-range-address="Tabelle1.A1:Tabelle1.B102" chart:data-source-has-labels="both" svg:x="0.79cm" svg:y="0.238cm" svg:width="37.959cm" svg:height="11.451cm">
          <chartooo:coordinate-region svg:x="1.597cm" svg:y="0.437cm" svg:width="36.873cm" svg:height="10.207cm"/>
          <chart:axis chart:dimension="x" chart:name="primary-x" chart:style-name="ch4" chartooo:axis-type="auto">
            <chartooo:date-scale/>
            <chart:categories table:cell-range-address="Tabelle1.A3:Tabelle1.A10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abelle1.B3:Tabelle1.B102" chart:label-cell-address="Tabelle1.B1:Tabelle1.B2" chart:class="chart:line">
            <chart:data-point chart:repeated="1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DI velocity</text:p>
                <text:list>
                  <text:list-item>
                    <text:p>MIDI velocity</text:p>
                  </text:list-item>
                  <text:list-item>
                    <text:p/>
                  </text:list-item>
                </text:list>
                <draw:g>
                  <svg:desc>Tabelle1.B1:Tabelle1.B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Tabelle1.A3:Tabelle1.A102</svg:desc>
                </draw:g>
              </table:table-cell>
              <table:table-cell office:value-type="float" office:value="127">
                <text:p>127</text:p>
                <draw:g>
                  <svg:desc>Tabelle1.B3:Tabelle1.B102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32.4998523435193">
                <text:p>32.4998523435193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4.9998249997266">
                <text:p>14.9998249997266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8.87481542939911">
                <text:p>8.87481542939911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6.03981099970469">
                <text:p>6.03981099970469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4.49980859345093">
                <text:p>4.49980859345093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3.57123571398437">
                <text:p>3.57123571398437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2.96855620086906">
                <text:p>2.96855620086906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2.55536111080729">
                <text:p>2.5553611108072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.25980509344546">
                <text:p>2.25980509344546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2.04112706581063">
                <text:p>2.04112706581063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.87480449188202">
                <text:p>1.87480449188202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1.74536641981255">
                <text:p>1.74536641981255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1.64266127201538">
                <text:p>1.64266127201538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.55980399969375">
                <text:p>1.55980399969375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.49199139373655">
                <text:p>1.49199139373655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1.43578996509137">
                <text:p>1.43578996509137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1.38869262122111">
                <text:p>1.38869262122111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1.34883414096747">
                <text:p>1.3488341409674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.31480361688065">
                <text:p>1.31480361688065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1.28551785683594">
                <text:p>1.28551785683594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1.26013410997194">
                <text:p>1.26013410997194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1.23798875205591">
                <text:p>1.23798875205591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1.21855346648979">
                <text:p>1.21855346648979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1.20140343969287">
                <text:p>1.20140343969287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1.18619394847242">
                <text:p>1.18619394847242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1.17264290092737">
                <text:p>1.17264290092737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1.16051766152313">
                <text:p>1.16051766152313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1.14962499969275">
                <text:p>1.14962499969275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.13980334344272">
                <text:p>1.13980334344272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1.1309167530746">
                <text:p>1.1309167530746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1.12285019195342">
                <text:p>1.12285019195342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1.11550578481663">
                <text:p>1.11550578481663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1.10879983479213">
                <text:p>1.10879983479213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1.10266042826406">
                <text:p>1.10266042826406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1.09702549882456">
                <text:p>1.09702549882456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1.09184125243183">
                <text:p>1.09184125243183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1.08706087876115">
                <text:p>1.08706087876115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1.08264349081685">
                <text:p>1.08264349081685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.07855324773945">
                <text:p>1.07855324773945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1.07475862551053">
                <text:p>1.07475862551053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1.07123180772827">
                <text:p>1.07123180772827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1.06794817438157">
                <text:p>1.06794817438157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1.06488587101227">
                <text:p>1.06488587101227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1.06202544413698">
                <text:p>1.06202544413698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1.05934953153327">
                <text:p>1.05934953153327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1.05684259815336">
                <text:p>1.05684259815336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1.05449071014173">
                <text:p>1.05449071014173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1.05228134080038">
                <text:p>1.05228134080038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.05020320344251">
                <text:p>1.05020320344251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1.04824610695894">
                <text:p>1.04824610695894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1.04640083063739">
                <text:p>1.04640083063739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1.04465901535643">
                <text:p>1.04465901535643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1.04301306875113">
                <text:p>1.04301306875113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1.04145608233711">
                <text:p>1.04145608233711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1.03998175890007">
                <text:p>1.03998175890007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1.03858434872295">
                <text:p>1.03858434872295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1.03725859344247">
                <text:p>1.03725859344247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1.03599967650948">
                <text:p>1.03599967650948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.03480317937997">
                <text:p>1.03480317937997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1.03366504269166">
                <text:p>1.03366504269166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1.03258153178794">
                <text:p>1.03258153178794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1.03154920604167">
                <text:p>1.03154920604167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1.03056489150764">
                <text:p>1.03056489150764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1.02962565649719">
                <text:p>1.02962565649719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1.02872878972344">
                <text:p>1.02872878972344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1.02787178071272">
                <text:p>1.02787178071272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1.02705230221732">
                <text:p>1.02705230221732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1.02626819439944">
                <text:p>1.02626819439944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.0255174505853">
                <text:p>1.0255174505853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1.02479820441373">
                <text:p>1.02479820441373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1.02410871822543">
                <text:p>1.02410871822543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1.02344737255789">
                <text:p>1.02344737255789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1.02281265662724">
                <text:p>1.02281265662724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1.02220315969244">
                <text:p>1.02220315969244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1.02161756320958">
                <text:p>1.02161756320958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1.0210546336948">
                <text:p>1.0210546336948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1.0205132162235">
                <text:p>1.0205132162235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1.01999222850192">
                <text:p>1.01999222850192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.01949065545415">
                <text:p>1.01949065545415</text:p>
              </table:table-cell>
            </table:table-row>
            <table:table-row>
              <table:table-cell office:value-type="float" office:value="81">
                <text:p>80</text:p>
              </table:table-cell>
              <table:table-cell office:value-type="float" office:value="1.01900754427405">
                <text:p>1.01900754427405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1.01854199989692">
                <text:p>1.01854199989692</text:p>
              </table:table-cell>
            </table:table-row>
            <table:table-row>
              <table:table-cell office:value-type="float" office:value="83">
                <text:p>80</text:p>
              </table:table-cell>
              <table:table-cell office:value-type="float" office:value="1.0180931808508">
                <text:p>1.0180931808508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1.01766029545135">
                <text:p>1.01766029545135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1.01724259830834">
                <text:p>1.01724259830834</text:p>
              </table:table-cell>
            </table:table-row>
            <table:table-row>
              <table:table-cell office:value-type="float" office:value="86">
                <text:p>90</text:p>
              </table:table-cell>
              <table:table-cell office:value-type="float" office:value="1.01683938711468">
                <text:p>1.01683938711468</text:p>
              </table:table-cell>
            </table:table-row>
            <table:table-row>
              <table:table-cell office:value-type="float" office:value="87">
                <text:p>90</text:p>
              </table:table-cell>
              <table:table-cell office:value-type="float" office:value="1.01644999969242">
                <text:p>1.01644999969242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1.01607381127235">
                <text:p>1.01607381127235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1.01571023198632">
                <text:p>1.01571023198632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1.01535870455353">
                <text:p>1.01535870455353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1.01501870214381">
                <text:p>1.01501870214381</text:p>
              </table:table-cell>
            </table:table-row>
            <table:table-row>
              <table:table-cell office:value-type="float" office:value="92">
                <text:p>90</text:p>
              </table:table-cell>
              <table:table-cell office:value-type="float" office:value="1.0146897264026">
                <text:p>1.0146897264026</text:p>
              </table:table-cell>
            </table:table-row>
            <table:table-row>
              <table:table-cell office:value-type="float" office:value="93">
                <text:p>90</text:p>
              </table:table-cell>
              <table:table-cell office:value-type="float" office:value="1.01437130562374">
                <text:p>1.01437130562374</text:p>
              </table:table-cell>
            </table:table-row>
            <table:table-row>
              <table:table-cell office:value-type="float" office:value="94">
                <text:p>90</text:p>
              </table:table-cell>
              <table:table-cell office:value-type="float" office:value="1.01406299305763">
                <text:p>1.01406299305763</text:p>
              </table:table-cell>
            </table:table-row>
            <table:table-row>
              <table:table-cell office:value-type="float" office:value="95">
                <text:p>100</text:p>
              </table:table-cell>
              <table:table-cell office:value-type="float" office:value="1.01376436534339">
                <text:p>1.01376436534339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1.01347502105472">
                <text:p>1.01347502105472</text:p>
              </table:table-cell>
            </table:table-row>
            <table:table-row>
              <table:table-cell office:value-type="float" office:value="97">
                <text:p>100</text:p>
              </table:table-cell>
              <table:table-cell office:value-type="float" office:value="1.01319457935019">
                <text:p>1.01319457935019</text:p>
              </table:table-cell>
            </table:table-row>
            <table:table-row>
              <table:table-cell office:value-type="float" office:value="98">
                <text:p>100</text:p>
              </table:table-cell>
              <table:table-cell office:value-type="float" office:value="1.01292267871938">
                <text:p>1.01292267871938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1.0126589758173">
                <text:p>1.0126589758173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.01240314437991">
                <text:p>1.0124031443799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